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2" svg:font-family="'Lucida Sans'" style:font-family-generic="swiss"/>
    <style:font-face style:name="Lucida Sans1" svg:font-family="'Lucida Sans'" style:font-pitch="variable"/>
    <style:font-face style:name="MS Gothic" svg:font-family="'MS Gothic'" style:font-pitch="variable"/>
    <style:font-face style:name="SimSun1" svg:font-family="SimSun" style:font-pitch="variable"/>
    <style:font-face style:name="Tahoma" svg:font-family="Tahoma" style:font-pitch="variable"/>
    <style:font-face style:name="Liberation Serif" svg:font-family="'Liberation Serif'" style:font-family-generic="roman" style:font-pitch="variable"/>
    <style:font-face style:name="Edwardian Script ITC" svg:font-family="'Edwardian Script ITC'" style:font-family-generic="script" style:font-pitch="variable"/>
    <style:font-face style:name="Liberation Serif1" svg:font-family="'Liberation Serif'"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2154" officeooo:paragraph-rsid="001b2154"/>
    </style:style>
    <style:style style:name="P2" style:family="paragraph" style:parent-style-name="Standard">
      <style:text-properties officeooo:rsid="001b746c" officeooo:paragraph-rsid="001b746c"/>
    </style:style>
    <style:style style:name="P3" style:family="paragraph" style:parent-style-name="Standard">
      <style:text-properties officeooo:rsid="001ebcf0" officeooo:paragraph-rsid="001ebcf0"/>
    </style:style>
    <style:style style:name="P4" style:family="paragraph" style:parent-style-name="Standard">
      <style:text-properties officeooo:rsid="002326f2" officeooo:paragraph-rsid="002326f2"/>
    </style:style>
    <style:style style:name="P5" style:family="paragraph" style:parent-style-name="Standard">
      <style:text-properties fo:font-size="24pt" officeooo:rsid="001b2154" officeooo:paragraph-rsid="001b2154" style:font-size-asian="24pt" style:font-size-complex="24pt"/>
    </style:style>
    <style:style style:name="P6"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7" style:family="paragraph">
      <loext:graphic-properties draw:fill="solid" draw:fill-color="#cc0000"/>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Edwardian Script ITC"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officeooo:rsid="00202ac5"/>
    </style:style>
    <style:style style:name="T2" style:family="text">
      <style:text-properties officeooo:rsid="0021dc26"/>
    </style:style>
    <style:style style:name="T3" style:family="text">
      <style:text-properties fo:color="#000000" style:text-outline="false" style:text-line-through-style="none" style:text-line-through-type="none" style:text-position="0% 100%" style:font-name="Edwardian Script ITC"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gr1"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cc0000" draw:textarea-horizontal-align="left" draw:textarea-vertical-align="middle" draw:auto-grow-height="false" draw:fit-to-size="false" fo:min-height="8.419cm" fo:min-width="15.776cm" fo:padding-top="0.131cm" fo:padding-bottom="0.131cm" fo:padding-left="0.25cm" fo:padding-right="0.25cm" fo:wrap-option="wrap" draw:shadow="hidden" draw:shadow-offset-x="0.305cm" draw:shadow-offset-y="0.305cm" draw:shadow-color="#808080" draw:shadow-opacity="100%" style:run-through="foreground" style:wrap="none"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paragraph" draw:z-index="0" draw:style-name="gr1" draw:text-style-name="P7" svg:width="16.276cm" svg:height="8.679cm" svg:x="0.66cm" svg:y="0.293cm"><text:p text:style-name="P6"><text:span text:style-name="T3">Mechanisch Erfgoed Centrum</text:span></text:p><draw:enhanced-geometry svg:viewBox="0 0 21600 21600" draw:extrusion="false" draw:text-areas="0 0 21600 21600" draw:text-path="true" draw:text-path-mode="shape" draw:text-path-scale="path" draw:text-path-same-letter-heights="false" draw:type="fontwork-arch-up-curve" draw:modifiers="180" draw:enhanced-path="W 0 0 21600 21600 ?f2 ?f3 ?f4 ?f3 N"><draw:equation draw:name="f0" draw:formula="10800*cos($0 *(pi/180))"/><draw:equation draw:name="f1" draw:formula="10800*sin($0 *(pi/180))"/><draw:equation draw:name="f2" draw:formula="?f0 +10800"/><draw:equation draw:name="f3" draw:formula="?f1 +10800"/><draw:equation draw:name="f4" draw:formula="21600-?f2 "/><draw:handle draw:handle-position="10800 $0" draw:handle-polar="10800 10800"/></draw:enhanced-geometry></draw:custom-shape></text:p>
      <text:p text:style-name="P5">Conny PDC (Pocket Dream Console)</text:p>
      <text:p text:style-name="P1">Jaar: 2005</text:p>
      <text:p text:style-name="P1"/>
      <text:p text:style-name="P1">Aantal bits processor: 16</text:p>
      <text:p text:style-name="P1"/>
      <text:p text:style-name="P1">Beeldscherm: 2 inch TFT LCD-scherm</text:p>
      <text:p text:style-name="P2">Resolutie: 320 x 240 pixels</text:p>
      <text:p text:style-name="P4">Kon met los verkrijgbare AV-kabel op een TV-scherm worden aangesloten.</text:p>
      <text:p text:style-name="P1"/>
      <text:p text:style-name="P2">Aantal spellen: 100, ingebouwd in apparaat</text:p>
      <text:p text:style-name="P3">Opslagruimte om te saven: geen, in één spel wordt er met opslagcodes gewerkt die je op moet schrijven.</text:p>
      <text:p text:style-name="P1"/>
      <text:p text:style-name="P2">Batterijen: 3 x AAA</text:p>
      <text:p text:style-name="P2"><text:span text:style-name="T2">Batterijduur</text:span>: <text:span text:style-name="T2">Kan tot 15 uur aan staan</text:span></text:p>
      <text:p text:style-name="P2">Externe voeding meegeleverd</text:p>
      <text:p text:style-name="P2"/>
      <text:p text:style-name="P3">In veel landen is deze console onder een andere naam en met een verschillend aantal spellen uitgebracht. <text:span text:style-name="T1">Deze console kon duidelijk niet mee doen met de grootste consoles van die tijd: de Nintendo DS en de Sony PlayStation Portable. Toch vonden de media de PDC nog best goed, omdat ze hem vergeleken met de goedkope consoles uit China die toen populair waren. Deze consoles waren vaak erg slecht gemaakt.</text:span></text:p>
      <text:p text:style-name="P4">De PDC valt uit als je de batterijen eruit haalt, of als je hem aan de externe voeding (het stopcontact) koppelt. Als je heel ver was in een spel en er begon een lampje te knipperen dat de batterijen bijna op waren, had je dus enorme pech, want je kon niet opsla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2" svg:font-family="'Lucida Sans'" style:font-family-generic="swiss"/>
    <style:font-face style:name="Lucida Sans1" svg:font-family="'Lucida Sans'" style:font-pitch="variable"/>
    <style:font-face style:name="MS Gothic" svg:font-family="'MS Gothic'" style:font-pitch="variable"/>
    <style:font-face style:name="SimSun1" svg:font-family="SimSun" style:font-pitch="variable"/>
    <style:font-face style:name="Tahoma" svg:font-family="Tahoma" style:font-pitch="variable"/>
    <style:font-face style:name="Liberation Serif" svg:font-family="'Liberation Serif'" style:font-family-generic="roman" style:font-pitch="variable"/>
    <style:font-face style:name="Edwardian Script ITC" svg:font-family="'Edwardian Script ITC'" style:font-family-generic="script" style:font-pitch="variable"/>
    <style:font-face style:name="Liberation Serif1" svg:font-family="'Liberation Serif'"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18:18:20.025000000</meta:creation-date>
    <dc:date>2017-01-17T18:11:46.559000000</dc:date>
    <meta:editing-duration>PT34M15S</meta:editing-duration>
    <meta:editing-cycles>8</meta:editing-cycles>
    <meta:generator>LibreOffice/5.2.3.3$Windows_x86 LibreOffice_project/d54a8868f08a7b39642414cf2c8ef2f228f780cf</meta:generator>
    <meta:document-statistic meta:table-count="0" meta:image-count="0" meta:object-count="0" meta:page-count="1" meta:paragraph-count="13" meta:word-count="190" meta:character-count="1095" meta:non-whitespace-character-count="918"/>
  </office:meta>
</office:document-meta>
</file>